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628" officeooo:paragraph-rsid="0019b628"/>
    </style:style>
    <style:style style:name="P2" style:family="paragraph" style:parent-style-name="Standard">
      <style:text-properties fo:font-size="14pt" fo:font-weight="bold" officeooo:rsid="0019b628" officeooo:paragraph-rsid="0019b62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9b628" officeooo:paragraph-rsid="0019b62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Victor )</text:p>
      <text:p text:style-name="P1"/>
      <text:p text:style-name="P2">— Containerization —</text:p>
      <text:p text:style-name="P2"/>
      <text:p text:style-name="P3">→ A <text:span text:style-name="T1">Container</text:span> is a runtime instance of an image, it’s launched by running an image (which is an executable package that includes everything needed to run an application : the code, a runtime, librairies, environment variables, config files).</text:p>
      <text:p text:style-name="P3"/>
      <text:p text:style-name="P3">→ A <text:span text:style-name="T1">Container</text:span> runs natively on Linux and shares the kernel of the host machine of the host machine with other containers. It runs a discrete process, taking no more memory than any other executable, making it lightweight. (in contrary with Virtual Machines which provide an environment with more ressources that most applications need)</text:p>
      <text:p text:style-name="P3"/>
      <text:p text:style-name="P3">→ Container take only the space they n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23:45.570817897</meta:creation-date>
    <dc:date>2019-02-01T11:33:06.244018199</dc:date>
    <meta:editing-duration>PT9M21S</meta:editing-duration>
    <meta:editing-cycles>1</meta:editing-cycles>
    <meta:document-statistic meta:table-count="0" meta:image-count="0" meta:object-count="0" meta:page-count="1" meta:paragraph-count="5" meta:word-count="105" meta:character-count="648" meta:non-whitespace-character-count="546"/>
    <meta:generator>LibreOffice/6.0.7.3$Linux_X86_64 LibreOffice_project/00m0$Build-3</meta:generator>
  </office:meta>
</office:document-meta>
</file>